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b7718" officeooo:paragraph-rsid="000b7718"/>
    </style:style>
    <style:style style:name="P2" style:family="paragraph" style:parent-style-name="Text_20_body">
      <style:text-properties officeooo:rsid="000ee4c2" officeooo:paragraph-rsid="000ee4c2"/>
    </style:style>
    <style:style style:name="P3" style:family="paragraph" style:parent-style-name="Text_20_body">
      <style:text-properties officeooo:rsid="000f8c2c" officeooo:paragraph-rsid="000f8c2c"/>
    </style:style>
    <style:style style:name="P4" style:family="paragraph" style:parent-style-name="Text_20_body">
      <style:text-properties fo:font-weight="bold" officeooo:rsid="00107b82" officeooo:paragraph-rsid="00107b82" style:font-weight-asian="bold" style:font-weight-complex="bold"/>
    </style:style>
    <style:style style:name="P5" style:family="paragraph" style:parent-style-name="Text_20_body">
      <style:text-properties officeooo:paragraph-rsid="0013d991"/>
    </style:style>
    <style:style style:name="P6" style:family="paragraph" style:parent-style-name="Text_20_body">
      <style:text-properties fo:font-weight="normal" officeooo:rsid="00107b82" officeooo:paragraph-rsid="00107b82" style:font-weight-asian="normal" style:font-weight-complex="normal"/>
    </style:style>
    <style:style style:name="P7" style:family="paragraph" style:parent-style-name="Text_20_body">
      <style:text-properties fo:font-weight="normal" officeooo:rsid="0013f192" officeooo:paragraph-rsid="0013f192" style:font-weight-asian="normal" style:font-weight-complex="normal"/>
    </style:style>
    <style:style style:name="P8" style:family="paragraph" style:parent-style-name="Text_20_body">
      <style:text-properties fo:font-weight="normal" officeooo:rsid="00196b05" officeooo:paragraph-rsid="00196b05" style:font-weight-asian="normal" style:font-weight-complex="normal"/>
    </style:style>
    <style:style style:name="P9" style:family="paragraph" style:parent-style-name="Text_20_body">
      <style:text-properties fo:font-weight="normal" officeooo:rsid="0017df18" officeooo:paragraph-rsid="0017df18" style:font-weight-asian="normal" style:font-weight-complex="normal"/>
    </style:style>
    <style:style style:name="P10" style:family="paragraph" style:parent-style-name="Text_20_body">
      <style:text-properties fo:font-size="16pt" fo:font-weight="bold" officeooo:rsid="001f2ccf" officeooo:paragraph-rsid="001f2ccf" style:font-size-asian="16pt" style:font-weight-asian="bold" style:font-size-complex="16pt" style:font-weight-complex="bold"/>
    </style:style>
    <style:style style:name="P11" style:family="paragraph" style:parent-style-name="Text_20_body">
      <style:text-properties fo:font-size="12pt" fo:font-weight="normal" officeooo:rsid="001f2ccf" officeooo:paragraph-rsid="001f2ccf" style:font-size-asian="10.5pt" style:font-weight-asian="normal" style:font-size-complex="12pt" style:font-weight-complex="normal"/>
    </style:style>
    <style:style style:name="P12" style:family="paragraph" style:parent-style-name="Text_20_body">
      <style:text-properties fo:font-size="12pt" fo:font-style="italic" fo:font-weight="normal" officeooo:rsid="001f2ccf" officeooo:paragraph-rsid="001f2ccf" style:font-size-asian="10.5pt" style:font-style-asian="italic" style:font-weight-asian="normal" style:font-size-complex="12pt" style:font-style-complex="italic" style:font-weight-complex="normal"/>
    </style:style>
    <style:style style:name="P13" style:family="paragraph" style:parent-style-name="Text_20_body">
      <style:text-properties fo:font-size="12pt" fo:font-style="italic" fo:font-weight="normal" officeooo:rsid="001f2ccf" officeooo:paragraph-rsid="002565c7" style:font-size-asian="10.5pt" style:font-style-asian="italic" style:font-weight-asian="normal" style:font-size-complex="12pt" style:font-style-complex="italic" style:font-weight-complex="normal"/>
    </style:style>
    <style:style style:name="P14" style:family="paragraph" style:parent-style-name="Standard">
      <style:text-properties officeooo:rsid="0006e9bb" officeooo:paragraph-rsid="0006e9bb"/>
    </style:style>
    <style:style style:name="P15" style:family="paragraph" style:parent-style-name="Standard">
      <style:text-properties officeooo:rsid="00088e59" officeooo:paragraph-rsid="00088e59"/>
    </style:style>
    <style:style style:name="P16" style:family="paragraph" style:parent-style-name="Standard">
      <style:text-properties officeooo:rsid="000a15e2" officeooo:paragraph-rsid="000a15e2"/>
    </style:style>
    <style:style style:name="P17" style:family="paragraph" style:parent-style-name="Standard">
      <style:text-properties officeooo:rsid="000b7718" officeooo:paragraph-rsid="000b7718"/>
    </style:style>
    <style:style style:name="P18" style:family="paragraph" style:parent-style-name="Standard">
      <style:text-properties officeooo:rsid="000d31f8" officeooo:paragraph-rsid="000d31f8"/>
    </style:style>
    <style:style style:name="P19" style:family="paragraph" style:parent-style-name="Standard">
      <style:text-properties officeooo:rsid="000f8c2c" officeooo:paragraph-rsid="000f8c2c"/>
    </style:style>
    <style:style style:name="P20" style:family="paragraph" style:parent-style-name="Standard">
      <style:text-properties officeooo:rsid="000f8c2c" officeooo:paragraph-rsid="00107b82"/>
    </style:style>
    <style:style style:name="P21" style:family="paragraph" style:parent-style-name="Standard">
      <style:text-properties officeooo:rsid="000f8c2c" officeooo:paragraph-rsid="00155dc0"/>
    </style:style>
    <style:style style:name="P22" style:family="paragraph" style:parent-style-name="Standard">
      <style:text-properties fo:font-weight="bold" officeooo:rsid="000d31f8" officeooo:paragraph-rsid="000f8c2c" style:font-weight-asian="bold" style:font-weight-complex="bold"/>
    </style:style>
    <style:style style:name="P23" style:family="paragraph" style:parent-style-name="Standard">
      <style:text-properties fo:font-weight="bold" officeooo:rsid="000f8c2c" officeooo:paragraph-rsid="000f8c2c" style:font-weight-asian="bold" style:font-weight-complex="bold"/>
    </style:style>
    <style:style style:name="P24" style:family="paragraph" style:parent-style-name="Standard">
      <style:text-properties fo:font-weight="bold" officeooo:rsid="00088e59" officeooo:paragraph-rsid="00088e59" style:font-weight-asian="bold" style:font-weight-complex="bold"/>
    </style:style>
    <style:style style:name="P25" style:family="paragraph" style:parent-style-name="Standard">
      <style:text-properties fo:font-weight="bold" officeooo:rsid="000a15e2" officeooo:paragraph-rsid="000a15e2" style:font-weight-asian="bold" style:font-weight-complex="bold"/>
    </style:style>
    <style:style style:name="P26" style:family="paragraph" style:parent-style-name="Standard">
      <style:text-properties fo:font-weight="normal" officeooo:rsid="000f8c2c" officeooo:paragraph-rsid="000f8c2c" style:font-weight-asian="normal" style:font-weight-complex="normal"/>
    </style:style>
    <style:style style:name="P27" style:family="paragraph" style:parent-style-name="Standard">
      <style:text-properties fo:font-weight="normal" officeooo:rsid="00155dc0" officeooo:paragraph-rsid="00155dc0" style:font-weight-asian="normal" style:font-weight-complex="normal"/>
    </style:style>
    <style:style style:name="P28" style:family="paragraph" style:parent-style-name="Standard">
      <style:text-properties fo:font-weight="normal" officeooo:rsid="0026faf9" officeooo:paragraph-rsid="0026faf9" style:font-weight-asian="normal" style:font-weight-complex="normal"/>
    </style:style>
    <style:style style:name="P29" style:family="paragraph" style:parent-style-name="Standard">
      <style:text-properties officeooo:rsid="00113b20" officeooo:paragraph-rsid="00113b20"/>
    </style:style>
    <style:style style:name="P30" style:family="paragraph" style:parent-style-name="Standard">
      <style:text-properties officeooo:paragraph-rsid="0013d991"/>
    </style:style>
    <style:style style:name="P31" style:family="paragraph" style:parent-style-name="Standard">
      <style:text-properties officeooo:rsid="00155dc0" officeooo:paragraph-rsid="00155dc0"/>
    </style:style>
    <style:style style:name="P32" style:family="paragraph" style:parent-style-name="Standard">
      <style:text-properties officeooo:rsid="0017af6b" officeooo:paragraph-rsid="0017af6b"/>
    </style:style>
    <style:style style:name="P33" style:family="paragraph" style:parent-style-name="Standard">
      <style:text-properties officeooo:rsid="0017df18" officeooo:paragraph-rsid="0017df18"/>
    </style:style>
    <style:style style:name="P34" style:family="paragraph" style:parent-style-name="Standard">
      <style:text-properties fo:font-size="12pt" fo:font-weight="normal" officeooo:rsid="001f2ccf" officeooo:paragraph-rsid="001f2ccf" style:font-size-asian="10.5pt" style:font-weight-asian="normal" style:font-size-complex="12pt" style:font-weight-complex="normal"/>
    </style:style>
    <style:style style:name="P35" style:family="paragraph" style:parent-style-name="Standard">
      <style:text-properties officeooo:paragraph-rsid="001f2ccf"/>
    </style:style>
    <style:style style:name="P36" style:family="paragraph" style:parent-style-name="Standard">
      <style:text-properties style:font-name="Liberation Sans" fo:font-size="14.1000003814697pt" fo:font-weight="bold" officeooo:rsid="00113b20" officeooo:paragraph-rsid="0023bdbc" style:font-name-asian="Noto Sans CJK SC Regular" style:font-size-asian="14.1000003814697pt" style:font-weight-asian="bold" style:font-name-complex="FreeSans" style:font-size-complex="14.1000003814697pt" style:font-weight-complex="bold"/>
    </style:style>
    <style:style style:name="P37" style:family="paragraph" style:parent-style-name="Standard">
      <style:text-properties style:font-name="Liberation Sans" fo:font-size="14.1000003814697pt" fo:font-weight="bold" officeooo:rsid="000f8c2c" officeooo:paragraph-rsid="0017af6b" style:font-name-asian="Noto Sans CJK SC Regular" style:font-size-asian="14.1000003814697pt" style:font-weight-asian="bold" style:font-name-complex="FreeSans" style:font-size-complex="14.1000003814697pt" style:font-weight-complex="bold"/>
    </style:style>
    <style:style style:name="P38" style:family="paragraph" style:parent-style-name="Standard">
      <style:text-properties officeooo:paragraph-rsid="00295d94"/>
    </style:style>
    <style:style style:name="P39" style:family="paragraph" style:parent-style-name="Standard">
      <style:paragraph-properties fo:margin-top="0cm" fo:margin-bottom="0.499cm" loext:contextual-spacing="false"/>
    </style:style>
    <style:style style:name="P40" style:family="paragraph" style:parent-style-name="Text_20_body">
      <style:paragraph-properties fo:break-before="page"/>
      <style:text-properties fo:font-size="16pt" fo:font-weight="bold" officeooo:rsid="001f2ccf" officeooo:paragraph-rsid="001f2ccf" style:font-size-asian="16pt" style:font-weight-asian="bold" style:font-size-complex="16pt" style:font-weight-complex="bold"/>
    </style:style>
    <style:style style:name="P41" style:family="paragraph" style:parent-style-name="Standard">
      <style:text-properties officeooo:rsid="002c9008" officeooo:paragraph-rsid="0034151f"/>
    </style:style>
    <style:style style:name="P42" style:family="paragraph" style:parent-style-name="Text_20_body">
      <style:text-properties officeooo:rsid="003257b5" officeooo:paragraph-rsid="003257b5"/>
    </style:style>
    <style:style style:name="P43" style:family="paragraph" style:parent-style-name="Text_20_body">
      <style:text-properties officeooo:rsid="000f8c2c" officeooo:paragraph-rsid="003257b5"/>
    </style:style>
    <style:style style:name="P44" style:family="paragraph" style:parent-style-name="Heading_20_2">
      <style:text-properties officeooo:rsid="0013d991" officeooo:paragraph-rsid="0013d991"/>
    </style:style>
    <style:style style:name="P45" style:family="paragraph" style:parent-style-name="Heading_20_3">
      <style:text-properties officeooo:paragraph-rsid="000ee4c2"/>
    </style:style>
    <style:style style:name="P46" style:family="paragraph" style:parent-style-name="Heading_20_3">
      <style:text-properties officeooo:rsid="0006e9bb" officeooo:paragraph-rsid="000f8c2c"/>
    </style:style>
    <style:style style:name="T1" style:family="text">
      <style:text-properties fo:font-weight="bold" style:font-weight-asian="bold" style:font-weight-complex="bold"/>
    </style:style>
    <style:style style:name="T2" style:family="text">
      <style:text-properties fo:font-weight="bold" officeooo:rsid="000d31f8" style:font-weight-asian="bold" style:font-weight-complex="bold"/>
    </style:style>
    <style:style style:name="T3" style:family="text">
      <style:text-properties fo:font-weight="bold" officeooo:rsid="00113b20" style:font-weight-asian="bold" style:font-weight-complex="bold"/>
    </style:style>
    <style:style style:name="T4" style:family="text">
      <style:text-properties fo:font-weight="bold" officeooo:rsid="000f8c2c" style:font-weight-asian="bold" style:font-weight-complex="bold"/>
    </style:style>
    <style:style style:name="T5" style:family="text">
      <style:text-properties fo:font-weight="bold" officeooo:rsid="0021dc4f" style:font-weight-asian="bold" style:font-weight-complex="bold"/>
    </style:style>
    <style:style style:name="T6" style:family="text">
      <style:text-properties fo:font-weight="bold" officeooo:rsid="002565c7" style:font-weight-asian="bold" style:font-weight-complex="bold"/>
    </style:style>
    <style:style style:name="T7" style:family="text">
      <style:text-properties fo:font-weight="bold" officeooo:rsid="00318a86" style:font-weight-asian="bold" style:font-weight-complex="bold"/>
    </style:style>
    <style:style style:name="T8" style:family="text">
      <style:text-properties officeooo:rsid="000b7718"/>
    </style:style>
    <style:style style:name="T9" style:family="text">
      <style:text-properties officeooo:rsid="000d31f8"/>
    </style:style>
    <style:style style:name="T10" style:family="text">
      <style:text-properties officeooo:rsid="000dda42"/>
    </style:style>
    <style:style style:name="T11" style:family="text">
      <style:text-properties officeooo:rsid="000ee4c2"/>
    </style:style>
    <style:style style:name="T12" style:family="text">
      <style:text-properties officeooo:rsid="000f8c2c"/>
    </style:style>
    <style:style style:name="T13" style:family="text">
      <style:text-properties officeooo:rsid="00107b82"/>
    </style:style>
    <style:style style:name="T14" style:family="text">
      <style:text-properties fo:font-weight="normal" style:font-weight-asian="normal" style:font-weight-complex="normal"/>
    </style:style>
    <style:style style:name="T15" style:family="text">
      <style:text-properties officeooo:rsid="00113b20"/>
    </style:style>
    <style:style style:name="T16" style:family="text">
      <style:text-properties officeooo:rsid="0012a012"/>
    </style:style>
    <style:style style:name="T17" style:family="text">
      <style:text-properties fo:color="#3f7f5f" style:font-name="Monospace" fo:font-size="10pt" style:font-size-asian="10pt"/>
    </style:style>
    <style:style style:name="T18" style:family="text">
      <style:text-properties fo:color="#3f7f5f" style:font-name="Monospace" fo:font-size="10pt" style:text-underline-style="solid" style:text-underline-width="auto" style:text-underline-color="font-color" style:font-size-asian="10pt"/>
    </style:style>
    <style:style style:name="T19" style:family="text">
      <style:text-properties fo:color="#3f7f5f" style:font-name="Monospace" fo:font-size="10pt" style:text-underline-style="solid" style:text-underline-width="auto" style:text-underline-color="font-color" fo:background-color="#e8f2fe" loext:char-shading-value="0" style:font-size-asian="10pt"/>
    </style:style>
    <style:style style:name="T20" style:family="text">
      <style:text-properties fo:color="#3f7f5f" style:font-name="Monospace" fo:font-size="10pt" style:text-underline-style="solid" style:text-underline-width="auto" style:text-underline-color="font-color" officeooo:rsid="0017df18" fo:background-color="#e8f2fe" loext:char-shading-value="0" style:font-size-asian="10pt"/>
    </style:style>
    <style:style style:name="T21" style:family="text">
      <style:text-properties fo:color="#3f7f5f" style:font-name="Monospace" fo:font-size="10pt" fo:background-color="#e8f2fe" loext:char-shading-value="0" style:font-size-asian="10pt"/>
    </style:style>
    <style:style style:name="T22" style:family="text">
      <style:text-properties fo:color="#7f9fbf" style:font-name="Monospace" fo:font-size="10pt" fo:font-weight="bold" style:font-size-asian="10pt" style:font-weight-asian="bold"/>
    </style:style>
    <style:style style:name="T23" style:family="text">
      <style:text-properties fo:color="#7f9fbf" style:font-name="Monospace" fo:font-size="10pt" style:text-underline-style="solid" style:text-underline-width="auto" style:text-underline-color="font-color" fo:font-weight="bold" officeooo:rsid="0017df18" fo:background-color="#e8f2fe" loext:char-shading-value="0" style:font-size-asian="10pt" style:font-weight-asian="bold"/>
    </style:style>
    <style:style style:name="T24" style:family="text">
      <style:text-properties fo:color="#000000" style:font-name="Monospace" fo:font-size="10pt" style:font-size-asian="10pt"/>
    </style:style>
    <style:style style:name="T25" style:family="text">
      <style:text-properties officeooo:rsid="00150a55"/>
    </style:style>
    <style:style style:name="T26" style:family="text">
      <style:text-properties officeooo:rsid="00155dc0"/>
    </style:style>
    <style:style style:name="T27" style:family="text">
      <style:text-properties style:text-underline-style="none" fo:font-weight="bold" style:font-weight-asian="bold" style:font-weight-complex="bold"/>
    </style:style>
    <style:style style:name="T28" style:family="text">
      <style:text-properties officeooo:rsid="0017af6b"/>
    </style:style>
    <style:style style:name="T29" style:family="text">
      <style:text-properties officeooo:rsid="0017df18"/>
    </style:style>
    <style:style style:name="T30" style:family="text">
      <style:text-properties officeooo:rsid="0020880b"/>
    </style:style>
    <style:style style:name="T31" style:family="text">
      <style:text-properties fo:font-size="12pt" fo:font-weight="normal" officeooo:rsid="001f2ccf" style:font-size-asian="10.5pt" style:font-weight-asian="normal" style:font-size-complex="12pt" style:font-weight-complex="normal"/>
    </style:style>
    <style:style style:name="T32" style:family="text">
      <style:text-properties fo:font-size="12pt" fo:font-style="italic" style:font-size-asian="10.5pt" style:font-style-asian="italic" style:font-size-complex="12pt" style:font-style-complex="italic"/>
    </style:style>
    <style:style style:name="T33" style:family="text">
      <style:text-properties fo:font-size="12pt" fo:font-style="italic" officeooo:rsid="001f2ccf" style:font-size-asian="10.5pt" style:font-style-asian="italic" style:font-size-complex="12pt" style:font-style-complex="italic"/>
    </style:style>
    <style:style style:name="T34" style:family="text">
      <style:text-properties fo:font-style="italic" style:font-style-asian="italic" style:font-style-complex="italic"/>
    </style:style>
    <style:style style:name="T35" style:family="text">
      <style:text-properties fo:font-style="italic" fo:font-weight="bold" officeooo:rsid="002565c7" style:font-style-asian="italic" style:font-weight-asian="bold" style:font-style-complex="italic" style:font-weight-complex="bold"/>
    </style:style>
    <style:style style:name="T36" style:family="text">
      <style:text-properties officeooo:rsid="0021dc4f"/>
    </style:style>
    <style:style style:name="T37" style:family="text">
      <style:text-properties fo:font-style="normal" fo:font-weight="bold" officeooo:rsid="0021dc4f" style:font-style-asian="normal" style:font-weight-asian="bold" style:font-style-complex="normal" style:font-weight-complex="bold"/>
    </style:style>
    <style:style style:name="T38" style:family="text">
      <style:text-properties fo:font-style="normal" fo:font-weight="bold" officeooo:rsid="002565c7" style:font-style-asian="normal" style:font-weight-asian="bold" style:font-style-complex="normal" style:font-weight-complex="bold"/>
    </style:style>
    <style:style style:name="T39" style:family="text">
      <style:text-properties officeooo:rsid="0023bdbc"/>
    </style:style>
    <style:style style:name="T40" style:family="text">
      <style:text-properties officeooo:rsid="002565c7"/>
    </style:style>
    <style:style style:name="T41" style:family="text">
      <style:text-properties officeooo:rsid="00258e2d"/>
    </style:style>
    <style:style style:name="T42" style:family="text">
      <style:text-properties officeooo:rsid="002c9008"/>
    </style:style>
    <style:style style:name="T43" style:family="text">
      <style:text-properties officeooo:rsid="002f7040"/>
    </style:style>
    <style:style style:name="T44" style:family="text">
      <style:text-properties officeooo:rsid="003257b5"/>
    </style:style>
    <style:style style:name="T45" style:family="text">
      <style:text-properties officeooo:rsid="0033c02f"/>
    </style:style>
    <style:style style:name="T46" style:family="text">
      <style:text-properties officeooo:rsid="003415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Notes simplu modélisation des PLU</text:p>
      <text:p text:style-name="P14"/>
      <text:h text:style-name="Heading_20_2" text:outline-level="2">Ajout</text:h>
      <text:h text:style-name="Heading_20_3" text:outline-level="3">OAP :</text:h>
      <text:p text:style-name="P42">0 : Asbence d’OAP</text:p>
      <text:p text:style-name="P2">1 : <text:s/>OAP existante </text:p>
      <text:p text:style-name="P2">2 : OAP <text:span text:style-name="T44">prévue mais non </text:span>définie =&gt; <text:span text:style-name="T1">donc la parcelle est inconstructible</text:span></text:p>
      <text:h text:style-name="P45" text:outline-level="3"><text:span text:style-name="T12">art_3 </text:span>Règle servitude de passage. </text:h>
      <text:p text:style-name="Text_20_body">La largeur doit elle toujours permettre les demi tours ?<text:span text:style-name="T10">( uniquement pour les impasses, et ça dépend souvent du nombre de logements desservis)</text:span> </text:p>
      <text:p text:style-name="P43"><text:span text:style-name="T44">0</text:span>: <text:span text:style-name="T44">l’article ne s’applique pas </text:span></text:p>
      <text:p text:style-name="P1">1 : La parcelle qui n’a pas acces à la voirie doit mettre à disposition une servitude de passage</text:p>
      <text:p text:style-name="P42">99 : non renseigné</text:p>
      <text:h text:style-name="Heading_20_3" text:outline-level="3"><text:span text:style-name="T12">art_4 </text:span>Règle assainissement :</text:h>
      <text:p text:style-name="P14"/>
      <text:p text:style-name="P17">0 : non réglementé</text:p>
      <text:p text:style-name="P14">1 : doit être raccordé au réseau collectif</text:p>
      <text:p text:style-name="P14">2 : assainissement individuel <text:span text:style-name="T44">obligatoire dans les zones d’assainissement autonome</text:span></text:p>
      <text:p text:style-name="P42">99 : non renseigné</text:p>
      <text:h text:style-name="P46" text:outline-level="3"><text:span text:style-name="T12">art_6 Distance à la limite de voirie</text:span> </text:h>
      <text:p text:style-name="P23">Art_6 :</text:p>
      <text:p text:style-name="P26">si 0 : alignement obligatoir<text:span text:style-name="T42">e</text:span></text:p>
      <text:p text:style-name="P26">si <text:span text:style-name="T41">55</text:span> : alignement obligatoire ou distance minimale de Art6_optD mètres </text:p>
      <text:p text:style-name="P28">si 44 : l<text:span text:style-name="T33">a distance comptée horizontalement de tout point d</text:span><text:span text:style-name="T32">u batiment</text:span><text:span text:style-name="T33"> au point le plus proche de l'alignement opposé doit être au moins égale à la différence d'altitude entre ces deux points </text:span><text:span text:style-name="T32">(contrainte du RNU)</text:span></text:p>
      <text:p text:style-name="P27">si n : N mètres </text:p>
      <text:p text:style-name="P26"/>
      <text:p text:style-name="P22">Art_6_<text:span text:style-name="T12">opt</text:span> :</text:p>
      <text:p text:style-name="P19"><text:span text:style-name="T26">1 </text:span>: <text:span text:style-name="T9"><text:s/>distance en fonction du numéro d’une route. Distance contenue dans le champ art6_optD ( a voir si l’on peut retrouver ce numéro) </text:span></text:p>
      <text:p text:style-name="P19">2<text:span text:style-name="T26">0</text:span> Doit respecter les alignements de l’une des construction voisine. Si <text:span text:style-name="T41">aucune</text:span>, voir Art6_optD <text:span text:style-name="T28">ou Art6</text:span></text:p>
      <text:p text:style-name="P20"><text:span text:style-name="T13">30</text:span> Doit respecter les alignements de<text:span text:style-name="T13">s deux</text:span> construction<text:span text:style-name="T13">s</text:span> voisine<text:span text:style-name="T13">s</text:span>. Si <text:span text:style-name="T41">aucune</text:span>, voir Art6_optD <text:span text:style-name="T13">ou Art6</text:span></text:p>
      <text:p text:style-name="P20"><text:s/></text:p>
      <text:p text:style-name="P31"><text:span text:style-name="T2">Art_6_</text:span><text:span text:style-name="T4">opt</text:span><text:span text:style-name="T27">D</text:span><text:span text:style-name="T2">:</text:span></text:p>
      <text:p text:style-name="P21"><text:span text:style-name="T26">n</text:span>-xxx <text:span text:style-name="T26">distance n à l’élement xxx</text:span></text:p>
      <text:p text:style-name="P21"/>
      <text:p text:style-name="P21"/>
      <text:p text:style-name="P37">art_71</text:p>
      <text:p text:style-name="P32"/>
      <text:p text:style-name="P32"><text:soft-page-break/><text:span text:style-name="T24"><text:tab/></text:span><text:span text:style-name="T17">// ART_71 </text:span><text:span text:style-name="T18">Implantation</text:span><text:span text:style-name="T17"> </text:span><text:span text:style-name="T18">en</text:span><text:span text:style-name="T17"> </text:span><text:span text:style-name="T18">limite</text:span><text:span text:style-name="T17"> </text:span><text:span text:style-name="T18">séparative</text:span><text:span text:style-name="T17"> 0 : non, </text:span><text:span text:style-name="T18">retrait</text:span><text:span text:style-name="T17"> </text:span><text:span text:style-name="T18">imposé</text:span><text:span text:style-name="T17"> (</text:span><text:span text:style-name="T18">cf</text:span><text:span text:style-name="T17">.72)</text:span></text:p>
      <text:p text:style-name="P32"><text:span text:style-name="T24"><text:tab/></text:span><text:span text:style-name="T17">// 1 : </text:span><text:span text:style-name="T18">Oui</text:span><text:span text:style-name="T17"> // 2 : </text:span><text:span text:style-name="T18">Oui</text:span><text:span text:style-name="T17">, </text:span><text:span text:style-name="T18">mais</text:span><text:span text:style-name="T17"> </text:span><text:span text:style-name="T18">sur</text:span><text:span text:style-name="T17"> </text:span><text:span text:style-name="T18">un</text:span><text:span text:style-name="T17"> </text:span><text:span text:style-name="T18">côté</text:span><text:span text:style-name="T17"> </text:span><text:span text:style-name="T18">seulement</text:span><text:span text:style-name="T17"> //</text:span><text:span text:style-name="T22">TODO</text:span><text:span text:style-name="T17"> 3 : si un bâtiment est déjà en limite de propriété</text:span></text:p>
      <text:h text:style-name="P44" text:outline-level="2">art_10_top</text:h>
      <text:p text:style-name="P5"/>
      <text:p text:style-name="P38"><text:span text:style-name="T24"><text:tab/></text:span><text:span text:style-name="T17">// 1_niveaux ; 2_metres </text:span><text:span text:style-name="T18">du</text:span><text:span text:style-name="T17"> </text:span><text:span text:style-name="T18">sol</text:span><text:span text:style-name="T17"> </text:span><text:span text:style-name="T18">au</text:span><text:span text:style-name="T17"> point </text:span><text:span text:style-name="T18">le</text:span><text:span text:style-name="T17"> plus </text:span><text:span text:style-name="T18">haut</text:span><text:span text:style-name="T17"> </text:span><text:span text:style-name="T18">du</text:span><text:span text:style-name="T17"> </text:span><text:span text:style-name="T18">batiment</text:span><text:span text:style-name="T17"> ; 3_hauteur </text:span><text:span text:style-name="T18">plafond</text:span><text:span text:style-name="T17"> ; 4_ point </text:span><text:span text:style-name="T18">le</text:span><text:span text:style-name="T17"> plus </text:span><text:span text:style-name="T18">haut</text:span><text:span text:style-name="T17"> ; 5_Hauteur </text:span><text:span text:style-name="T18">de</text:span><text:span text:style-name="T17"> </text:span><text:span text:style-name="T18">façade</text:span><text:span text:style-name="T17"> à l'égout, </text:span></text:p>
      <text:p text:style-name="P38"><text:span text:style-name="T22">TODO</text:span><text:span text:style-name="T17"> 6 a </text:span><text:span text:style-name="T18">ne</text:span><text:span text:style-name="T17"> pas </text:span><text:span text:style-name="T18">dépasser</text:span><text:span text:style-name="T17"> </text:span><text:span text:style-name="T18">les</text:span><text:span text:style-name="T17"> </text:span><text:span text:style-name="T18">batiments</text:span><text:span text:style-name="T17"> </text:span><text:span text:style-name="T18">des</text:span><text:span text:style-name="T17"> </text:span><text:span text:style-name="T18">parcelles</text:span><text:span text:style-name="T17"> </text:span><text:span text:style-name="T18">adjacentes</text:span><text:span text:style-name="T17">, </text:span><text:span text:style-name="T18">sinon</text:span><text:span text:style-name="T17"> </text:span><text:span text:style-name="T18">hauteur</text:span><text:span text:style-name="T17"> à l'égout</text:span></text:p>
      <text:p text:style-name="P30"/>
      <text:p text:style-name="P30"><text:span text:style-name="T17">// </text:span><text:span text:style-name="T22">TODO</text:span><text:span text:style-name="T17"> 7 a </text:span><text:span text:style-name="T18">ne</text:span><text:span text:style-name="T17"> pas </text:span><text:span text:style-name="T18">dépasser</text:span><text:span text:style-name="T17"> </text:span><text:span text:style-name="T18">les</text:span><text:span text:style-name="T17"> </text:span><text:span text:style-name="T18">batiments</text:span><text:span text:style-name="T17"> </text:span><text:span text:style-name="T18">des</text:span><text:span text:style-name="T17"> </text:span><text:span text:style-name="T18">parcelles</text:span><text:span text:style-name="T17"> </text:span><text:span text:style-name="T18">adjacentes</text:span><text:span text:style-name="T17">, </text:span><text:span text:style-name="T18">sinon</text:span><text:span text:style-name="T17"> </text:span><text:span text:style-name="T18">hauteur</text:span><text:span text:style-name="T17"> </text:span><text:span text:style-name="T18">entre</text:span><text:span text:style-name="T17"> </text:span><text:span text:style-name="T18">les</text:span><text:span text:style-name="T17"> points </text:span></text:p>
      <text:p text:style-name="P30"><text:span text:style-name="T19">// </text:span><text:span text:style-name="T23">TODO</text:span><text:span text:style-name="T20"> 8 </text:span><text:span text:style-name="T19">doit</text:span><text:span text:style-name="T21"> </text:span><text:span text:style-name="T19">être</text:span><text:span text:style-name="T21"> </text:span><text:span text:style-name="T19">de</text:span><text:span text:style-name="T21"> </text:span><text:span text:style-name="T19">la</text:span><text:span text:style-name="T21"> </text:span><text:span text:style-name="T19">hauteur</text:span><text:span text:style-name="T21"> </text:span><text:span text:style-name="T19">des</text:span><text:span text:style-name="T21"> </text:span><text:span text:style-name="T19">batiments</text:span><text:span text:style-name="T21"> </text:span><text:span text:style-name="T19">des</text:span><text:span text:style-name="T21"> </text:span><text:span text:style-name="T19">parcelles</text:span><text:span text:style-name="T21"> </text:span><text:span text:style-name="T19">adjacentes</text:span><text:span text:style-name="T21"> </text:span></text:p>
      <text:p text:style-name="P30"><text:span text:style-name="T17">//</text:span><text:span text:style-name="T22">TODO</text:span><text:span text:style-name="T17"> 20: </text:span><text:span text:style-name="T18">spécial</text:span><text:span text:style-name="T17"> </text:span><text:span text:style-name="T18">si</text:span><text:span text:style-name="T17"> </text:span><text:span text:style-name="T18">sur</text:span><text:span text:style-name="T17"> </text:span><text:span text:style-name="T18">limites</text:span><text:span text:style-name="T17"> </text:span><text:span text:style-name="T18">séparatives</text:span><text:span text:style-name="T17"> : 20-v6-a4,5 </text:span><text:span text:style-name="T18">signifie</text:span><text:span text:style-name="T17"> qu'elle </text:span><text:span text:style-name="T18">ne</text:span><text:span text:style-name="T17"> </text:span><text:span text:style-name="T18">deva</text:span><text:span text:style-name="T17"> pas </text:span><text:span text:style-name="T18">dépasser</text:span><text:span text:style-name="T17"> 6m </text:span><text:span text:style-name="T18">du</text:span><text:span text:style-name="T17"> point </text:span><text:span text:style-name="T18">le</text:span><text:span text:style-name="T17"> plus bas </text:span><text:span text:style-name="T18">au</text:span><text:span text:style-name="T17"> point </text:span><text:span text:style-name="T18">le</text:span><text:span text:style-name="T17"> plus </text:span><text:span text:style-name="T18">haut</text:span><text:span text:style-name="T17"> </text:span><text:span text:style-name="T18">en</text:span><text:span text:style-name="T17"> </text:span><text:span text:style-name="T18">limite</text:span><text:span text:style-name="T17"> </text:span><text:span text:style-name="T18">de</text:span><text:span text:style-name="T17"> </text:span><text:span text:style-name="T18">voirie</text:span><text:span text:style-name="T17">, </text:span><text:span text:style-name="T18">et</text:span><text:span text:style-name="T17"> 4,5m </text:span><text:span text:style-name="T18">en</text:span><text:span text:style-name="T17"> </text:span><text:span text:style-name="T18">limite</text:span><text:span text:style-name="T17"> </text:span><text:span text:style-name="T18">séparative</text:span></text:p>
      <text:h text:style-name="Heading_20_3" text:outline-level="3"><text:span text:style-name="T12">art_12 </text:span>règle de stationnement (si on l’implémente <text:span text:style-name="T11">un jour</text:span>, ça évitera de tout avoir à retaper)</text:h>
      <text:p text:style-name="P16">1 : un stationnement par logements</text:p>
      <text:p text:style-name="P18"><text:span text:style-name="T15">1+</text:span>2 : • maisons individuelles : 2 places de stationnement par logement <text:span text:style-name="T29">(</text:span>dont 1 hors clôture<text:span text:style-name="T29">)</text:span></text:p>
      <text:p text:style-name="P18">• immeubles collectifs : 1 place par logement.</text:p>
      <text:p text:style-name="P29">2: deux stationnements par logements</text:p>
      <text:p text:style-name="P33">20_1-60_2 : un stationnement pour un logement en dessous de 60m2, 2 pour les logements plus grands</text:p>
      <text:h text:style-name="Heading_20_3" text:outline-level="3">art 13</text:h>
      <text:p text:style-name="P41"><text:span text:style-name="T46">Nombre entre 0 et 1 : </text:span>pourcentage </text:p>
      <text:p text:style-name="P41"><text:span text:style-name="T46">99 : non défin</text:span></text:p>
      <text:p text:style-name="P36"><text:span text:style-name="T39">a</text:span>rt 14</text:p>
      <text:p text:style-name="P29">COS (si on veut le réimplémenté)</text:p>
      <text:p text:style-name="P29">+XXs bonification pour les logements sociaux</text:p>
      <text:h text:style-name="Heading_20_2" text:outline-level="2">Bonnay</text:h>
      <text:h text:style-name="Heading_20_3" text:outline-level="3">Ua</text:h>
      <text:p text:style-name="P14"><text:span text:style-name="T1">Art 3 : </text:span>Si terrain enclavé, une servitude de passage est nécessaire : pourrait être une règle à implémenter.. !</text:p>
      <text:p text:style-name="P14"/>
      <text:p text:style-name="P15">Art 7 : limite séparatives en fonction de la hauter des bat environnants <text:span text:style-name="T15">ou min de 3</text:span> <text:span text:style-name="T1"><text:s/>ou COLLÉ =&gt; est ce que le ou collé est </text:span><text:span text:style-name="T3">permis ? Est il</text:span><text:span text:style-name="T1"> implémenté ?? Vérifier. </text:span><text:span text:style-name="T2">Non c’est pas le cas =&gt; à implémenter</text:span></text:p>
      <text:p text:style-name="P24"/>
      <text:p text:style-name="P25">Art 10 : A implémenter : ne doit pas dépasser les hauteurs des batiments adjacents ou limite ultime (code </text:p>
      <text:p text:style-name="P25"/>
      <text:h text:style-name="Heading_20_2" text:outline-level="2">Marchaux </text:h>
      <text:p text:style-name="P3">Vla la règle perverse en article 7 : je verrais ça un autre jour mon frer. <text:span text:style-name="T16">Doit dépendre de la hauteur pour U et de du type de parcelle en limite pour AU</text:span></text:p>
      <text:p text:style-name="P4"><text:soft-page-break/>article Ub6 : <text:span text:style-name="T14">pas implémenté le .3</text:span></text:p>
      <text:p text:style-name="P6"/>
      <text:h text:style-name="Heading_20_2" text:outline-level="2">Vieilley</text:h>
      <text:p text:style-name="P7">Approuvé par délibération du conseil municipal du 14 février 2014</text:p>
      <text:h text:style-name="Heading_20_3" text:outline-level="3">ART 6 </text:h>
      <text:p text:style-name="P8">indiqué expréssément qu’il faut op<text:span text:style-name="T43">t</text:span>imiser le soleil</text:p>
      <text:h text:style-name="Heading_20_3" text:outline-level="3">article 12 :</text:h>
      <text:p text:style-name="P9">Il est exigé au moins un garage ou une place de stationnement par logement dont la surface de plancher est inférieure à 60 m 2 , et deux garages ou places de stationnement par logement dont la surface de plancher est supérieure à 60 m . </text:p>
      <text:p text:style-name="P9">- En dehors du secteur Ua, pour les constructions ou opération de plus de 3 logements, il est demandé d’ajouter une place visiteur qui ne pourra en aucun cas être affectée à l’usage privatif (non rattachée à l’usage d’un logement) par tranche de 4 logements.</text:p>
      <text:p text:style-name="P9"/>
      <text:p text:style-name="P10"/>
      <text:p text:style-name="P40">RNU</text:p>
      <text:p text:style-name="P11">accessibilité : doit avoir accès à la voirie : même que pour les servitudes de passage ?! (R111-5 et 6) <text:span text:style-name="T6">rien (trop de </text:span><text:span text:style-name="T35">mais, </text:span><text:span text:style-name="T38">les extensions n’auraient pas besoin d’avoir accès à la route alors on ne va pas les limiter). </text:span></text:p>
      <text:p text:style-name="P11">article <text:span text:style-name="T30">R</text:span>111-15 : (art 8)</text:p>
      <text:p text:style-name="P12">Une distance d'au moins trois mètres peut être imposée entre deux bâtiments non contigus situés sur un terrain appartenant au même propriétaire. <text:span text:style-name="T36">Art_8 = 3 </text:span><text:span text:style-name="T5">Done </text:span></text:p>
      <text:p text:style-name="P11">article <text:span text:style-name="T30">R</text:span>111-16 : (art <text:span text:style-name="T40">6</text:span>)</text:p>
      <text:p text:style-name="P13">Lorsque le bâtiment est édifié en bordure d'une voie publique, la distance comptée horizontalement de tout point de l'immeuble au point le plus proche de l'alignement opposé doit être au moins égale à la différence d'altitude entre ces deux points. <text:span text:style-name="T7">Done</text:span></text:p>
      <text:p text:style-name="P13"/>
      <text:p text:style-name="P13">Lorsqu'il existe une obligation de construire au retrait de l'alignement, la limite de ce retrait se substitue à l'alignement.<text:span text:style-name="T36">(</text:span><text:span text:style-name="T37">seulement dans le cas d’une servitude?!)</text:span> Il en sera de même pour les constructions élevées en bordure des voies privées, la largeur effective de la voie privée étant assimilée à la largeur réglementaire des voies publiques.<text:line-break/>Toutefois une implantation de la construction à l'alignement ou dans le prolongement des constructions existantes peut être imposée. <text:span text:style-name="T36">(</text:span><text:span text:style-name="T37">On ne fera pas cas de cette exception)</text:span></text:p>
      <text:p text:style-name="P11">article <text:span text:style-name="T30">R</text:span>111-17 : (art 7)</text:p>
      <text:p text:style-name="P12">A moins que le bâtiment à construire ne jouxte la limite parcellaire, la distance comptée horizontalement de tout point de ce bâtiment au point de la limite parcellaire qui en est le plus rapproché doit être au moins égale à la moitié de la différence d'altitude entre ces deux points, sans pouvoir être inférieure à trois mètres.</text:p>
      <text:p text:style-name="P12"/>
      <text:p text:style-name="P34">Article R111-18 <text:a xlink:type="simple" xlink:href="https://www.legifrance.gouv.fr/affichCodeArticle.do;jsessionid=16499A7E0D3BB1953B378C5A048BBFE2.tplgfr22s_2?idArticle=LEGIARTI000031721284&amp;cidTexte=LEGITEXT000006074075&amp;dateTexte=20180918" text:style-name="Internet_20_link" text:visited-style-name="Visited_20_Internet_20_Link">En savoir plus sur cet article...</text:a> </text:p>
      <text:p text:style-name="Text_20_body"><text:span text:style-name="T34">Lorsque, par son gabarit ou son implantation, un immeuble bâti existant n'est pas conforme aux prescriptions de l'article </text:span><text:a xlink:type="simple" xlink:href="https://www.legifrance.gouv.fr/affichCodeArticle.do?cidTexte=LEGITEXT000006074075&amp;idArticle=LEGIARTI000031719362&amp;dateTexte=&amp;categorieLien=cid" text:style-name="Internet_20_link" text:visited-style-name="Visited_20_Internet_20_Link"><text:span text:style-name="T34">R. 111-17</text:span></text:a><text:span text:style-name="T34">, le permis de construire ne peut être accordé que pour des travaux qui ont pour objet d'améliorer la conformité de l'implantation ou du gabarit de cet immeuble avec ces prescriptions, ou pour des travaux qui sont sans effet sur l'implantation ou le gabarit de l'immeuble.</text:span></text:p>
      <text:p text:style-name="P11">L’article 111 -19 cit que ces règles peuvent toutefois être amandés (pariculierement si un PLU est en route). </text:p>
      <text:p text:style-name="P34"/>
      <text:p text:style-name="P39">Article R111-28<text:line-break/><text:span text:style-name="T34">Dans les secteurs déjà partiellement bâtis, présentant une unité d'aspect et non compris dans des programmes de rénovation, l'autorisation de construire à une hauteur supérieure à la hauteur moyenne des constructions avoisinantes peut être refusée ou subordonnée à des prescriptions particulières.</text:span></text:p>
      <text:p text:style-name="P35"><text:soft-page-break/><text:span text:style-name="T31">Article R111-25</text:span><text:line-break/><text:span text:style-name="T34">Le permis ou la décision prise sur la déclaration préalable peut imposer la réalisation d'installations propres à assurer le stationnement hors des voies publiques des véhicules correspondant aux caractéristiques du projet.<text:line-break/>Il ne peut être exigé la réalisation de plus d'une aire de stationnement par logement lors de la construction de logements locatifs financés avec un prêt aidé par l'Etat.</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00:06:04.074378480</meta:creation-date>
    <dc:date>2018-10-03T16:52:05.222336502</dc:date>
    <meta:editing-duration>P1DT2H36M46S</meta:editing-duration>
    <meta:editing-cycles>10</meta:editing-cycles>
    <meta:generator>LibreOffice/6.0.6.2$Linux_X86_64 LibreOffice_project/00m0$Build-2</meta:generator>
    <meta:document-statistic meta:table-count="0" meta:image-count="0" meta:object-count="0" meta:page-count="5" meta:paragraph-count="79" meta:word-count="1182" meta:character-count="6862" meta:non-whitespace-character-count="5731"/>
  </office:meta>
</office:document-meta>
</file>